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hatch" draw:fill-hatch-name="Black_20_45_20_Degrees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_32__20_Dots_20_1_20_Dash" draw:textarea-horizontal-align="center" draw:textarea-vertical-align="middle"/>
    </style:style>
    <style:style style:name="gr3" style:family="graphic" style:parent-style-name="standard">
      <style:graphic-properties svg:stroke-width="0.1cm" svg:stroke-color="#99cc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99ccf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marker-end="Arrow" draw:marker-end-width="0.2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53cm"/>
    </style:style>
    <style:style style:name="gr8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71cm"/>
    </style:style>
    <style:style style:name="gr10" style:family="graphic" style:parent-style-name="standard">
      <style:graphic-properties draw:marker-start="Arrow" draw:marker-start-width="0.15cm" draw:marker-end="Arrow" draw:marker-end-width="0.15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style:text-position="sub 58%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family="Symbol" style:font-style-name="Normal" style:font-charset="x-symbol" fo:font-size="28pt" fo:font-weight="bold" style:font-family-asian="Symbol" style:font-style-name-asian="Normal" style:font-charset-asian="x-symbol" style:font-size-asian="28pt" style:font-weight-asian="bold" style:font-family-complex="Symbol" style:font-style-name-complex="Normal" style:font-charset-complex="x-symbol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g>
            <draw:rect draw:style-name="gr1" draw:text-style-name="P1" draw:layer="layout" svg:width="0.962cm" svg:height="3.878cm" svg:x="10.168cm" svg:y="2.98cm">
              <text:p/>
            </draw:rect>
            <draw:rect draw:style-name="gr1" draw:text-style-name="P1" draw:layer="layout" svg:width="0.962cm" svg:height="3.878cm" svg:x="10.168cm" svg:y="9.745cm">
              <text:p/>
            </draw:rect>
          </draw:g>
          <draw:line draw:style-name="gr2" draw:text-style-name="P1" draw:layer="layout" svg:x1="10.654cm" svg:y1="6.858cm" svg:x2="5.063cm" svg:y2="6.858cm">
            <text:p/>
          </draw:line>
          <draw:line draw:style-name="gr2" draw:text-style-name="P1" draw:layer="layout" svg:x1="10.654cm" svg:y1="9.785cm" svg:x2="5.062cm" svg:y2="9.785cm">
            <text:p/>
          </draw:line>
          <draw:line draw:style-name="gr3" draw:text-style-name="P1" draw:layer="layout" svg:x1="10.11cm" svg:y1="3.952cm" svg:x2="0.208cm" svg:y2="3.952cm">
            <text:p/>
          </draw:line>
          <draw:line draw:style-name="gr3" draw:text-style-name="P1" draw:layer="layout" svg:x1="21.115cm" svg:y1="5.516cm" svg:x2="11.213cm" svg:y2="5.516cm">
            <text:p/>
          </draw:line>
          <draw:path draw:style-name="gr4" draw:text-style-name="P1" draw:layer="layout" svg:width="3.911cm" svg:height="1.745cm" draw:transform="rotate (-0.637045176977931) translate (11.187669934691cm 5.53431814463536cm)" svg:viewBox="0 0 3912 1746" svg:d="m0 1746c765 0 3912-1746 3912-1746">
            <text:p/>
          </draw:path>
          <draw:path draw:style-name="gr4" draw:text-style-name="P1" draw:layer="layout" svg:width="4.119cm" svg:height="0.907cm" draw:transform="rotate (0.408057979116274) translate (10.1629999999005cm 9.63799999976976cm)" svg:viewBox="0 0 4120 908" svg:d="m0 0c1280 0 4120 908 4120 908">
            <text:p/>
          </draw:path>
          <draw:g>
            <draw:line draw:style-name="gr5" draw:text-style-name="P1" draw:layer="layout" svg:x1="19.294cm" svg:y1="3.582cm" svg:x2="19.294cm" svg:y2="5.476cm">
              <text:p/>
            </draw:line>
            <draw:line draw:style-name="gr6" draw:text-style-name="P1" draw:layer="layout" svg:x1="18.772cm" svg:y1="3.562cm" svg:x2="20.907cm" svg:y2="3.562cm">
              <text:p/>
            </draw:line>
            <draw:frame draw:style-name="gr7" draw:text-style-name="P2" draw:layer="layout" svg:width="2.509cm" svg:height="1.78cm" svg:x="18.952cm" svg:y="1.674cm">
              <draw:text-box>
                <text:p><text:span text:style-name="T1">Z</text:span><text:span text:style-name="T2">d/s</text:span></text:p>
              </draw:text-box>
            </draw:frame>
          </draw:g>
          <draw:g>
            <draw:line draw:style-name="gr5" draw:text-style-name="P1" draw:layer="layout" svg:x1="2.599cm" svg:y1="2.031cm" svg:x2="2.599cm" svg:y2="3.925cm">
              <text:p/>
            </draw:line>
            <draw:line draw:style-name="gr6" draw:text-style-name="P1" draw:layer="layout" svg:x1="2.077cm" svg:y1="2.011cm" svg:x2="4.212cm" svg:y2="2.011cm">
              <text:p/>
            </draw:line>
            <draw:frame draw:style-name="gr7" draw:text-style-name="P2" draw:layer="layout" svg:width="2.509cm" svg:height="1.78cm" svg:x="2.257cm" svg:y="0.123cm">
              <draw:text-box>
                <text:p><text:span text:style-name="T1">Z</text:span><text:span text:style-name="T2">u/s</text:span></text:p>
              </draw:text-box>
            </draw:frame>
          </draw:g>
          <draw:line draw:style-name="gr8" draw:text-style-name="P1" draw:layer="layout" svg:x1="5.312cm" svg:y1="6.947cm" svg:x2="5.312cm" svg:y2="9.738cm">
            <text:p/>
          </draw:line>
          <draw:frame draw:style-name="gr9" draw:text-style-name="P2" draw:layer="layout" svg:width="1.167cm" svg:height="1.521cm" svg:x="4.395cm" svg:y="7.613cm">
            <draw:text-box>
              <text:p><text:span text:style-name="T1">a</text:span></text:p>
            </draw:text-box>
          </draw:frame>
          <draw:g>
            <draw:line draw:style-name="gr5" draw:text-style-name="P1" draw:layer="layout" svg:x1="6.666cm" svg:y1="5.947cm" svg:x2="6.67cm" svg:y2="6.893cm">
              <text:p/>
            </draw:line>
            <draw:line draw:style-name="gr6" draw:text-style-name="P1" draw:layer="layout" svg:x1="6.148cm" svg:y1="5.937cm" svg:x2="8.283cm" svg:y2="5.937cm">
              <text:p/>
            </draw:line>
            <draw:frame draw:style-name="gr7" draw:text-style-name="P2" draw:layer="layout" svg:width="2.509cm" svg:height="1.78cm" svg:x="6.391cm" svg:y="4.299cm">
              <draw:text-box>
                <text:p><text:span text:style-name="T1">Z</text:span><text:span text:style-name="T2">p</text:span></text:p>
              </draw:text-box>
            </draw:frame>
          </draw:g>
          <draw:g>
            <draw:line draw:style-name="gr5" draw:text-style-name="P1" draw:layer="layout" svg:x1="7.791cm" svg:y1="8.801cm" svg:x2="7.795cm" svg:y2="9.747cm">
              <text:p/>
            </draw:line>
            <draw:line draw:style-name="gr6" draw:text-style-name="P1" draw:layer="layout" svg:x1="7.273cm" svg:y1="8.791cm" svg:x2="9.408cm" svg:y2="8.791cm">
              <text:p/>
            </draw:line>
            <draw:frame draw:style-name="gr7" draw:text-style-name="P2" draw:layer="layout" svg:width="2.509cm" svg:height="1.78cm" svg:x="7.516cm" svg:y="7.153cm">
              <draw:text-box>
                <text:p><text:span text:style-name="T1">Z</text:span><text:span text:style-name="T2">c</text:span></text:p>
              </draw:text-box>
            </draw:frame>
          </draw:g>
          <draw:line draw:style-name="gr2" draw:text-style-name="P1" draw:layer="layout" svg:x1="18.843cm" svg:y1="7.921cm" svg:x2="13.252cm" svg:y2="7.921cm">
            <text:p/>
          </draw:line>
          <draw:line draw:style-name="gr2" draw:text-style-name="P1" draw:layer="layout" svg:x1="18.885cm" svg:y1="8.754cm" svg:x2="13.294cm" svg:y2="8.754cm">
            <text:p/>
          </draw:line>
          <draw:line draw:style-name="gr10" draw:text-style-name="P1" draw:layer="layout" svg:x1="18.95cm" svg:y1="7.917cm" svg:x2="18.959cm" svg:y2="8.753cm">
            <text:p/>
          </draw:line>
          <draw:frame draw:style-name="gr9" draw:text-style-name="P2" draw:layer="layout" svg:width="1.956cm" svg:height="1.521cm" svg:x="19.169cm" svg:y="7.551cm">
            <draw:text-box>
              <text:p><text:span text:style-name="T3"></text:span><text:span text:style-name="T3">.</text:span><text:span text:style-name="T1">a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2cm" draw:rotation="450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cm" fo:page-height="13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31T10:29:56.96</meta:creation-date>
    <dc:date>2012-10-16T14:00:06.14</dc:date>
    <meta:editing-duration>PT14M50S</meta:editing-duration>
    <meta:editing-cycles>6</meta:editing-cycles>
    <meta:generator>LibreOffice/3.4$Win32 LibreOffice_project/340m1$Build-402</meta:generator>
    <meta:document-statistic meta:object-count="32"/>
  </office:meta>
</office:document-meta>
</file>